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02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0 年2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2920" table:style-name="ce13">
            <text:p>222,920</text:p>
          </table:table-cell>
          <table:table-cell office:value-type="float" office:value="111506" table:style-name="ce13">
            <text:p>111,506</text:p>
          </table:table-cell>
          <table:table-cell office:value-type="float" office:value="979" table:style-name="ce13">
            <text:p>979</text:p>
          </table:table-cell>
          <table:table-cell office:value-type="float" office:value="983" table:style-name="ce13">
            <text:p>983</text:p>
          </table:table-cell>
          <table:table-cell office:value-type="float" office:value="186354" table:style-name="ce13">
            <text:p>186,354</text:p>
          </table:table-cell>
          <table:table-cell office:value-type="float" office:value="37760" table:style-name="ce13">
            <text:p>37,760</text:p>
          </table:table-cell>
          <table:table-cell office:value-type="float" office:value="561256" table:style-name="ce13">
            <text:p>561,256</text:p>
          </table:table-cell>
          <table:table-cell office:value-type="float" office:value="653" table:style-name="ce13">
            <text:p>653</text:p>
          </table:table-cell>
          <table:table-cell office:value-type="float" office:value="0.17" table:style-name="ce14">
            <text:p>0.17</text:p>
          </table:table-cell>
          <table:table-cell office:value-type="float" office:value="0.03" table:style-name="ce14">
            <text:p>0.03</text:p>
          </table:table-cell>
          <table:table-cell office:value-type="float" office:value="884.5" table:style-name="ce14">
            <text:p>884.50</text:p>
          </table:table-cell>
          <table:table-cell office:value-type="float" office:value="173" table:style-name="ce13">
            <text:p>173</text:p>
          </table:table-cell>
          <table:table-cell office:value-type="float" office:value="349" table:style-name="ce13">
            <text:p>34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40894" table:style-name="ce13">
            <text:p>340,894</text:p>
          </table:table-cell>
          <table:table-cell office:value-type="float" office:value="148398" table:style-name="ce13">
            <text:p>148,398</text:p>
          </table:table-cell>
          <table:table-cell office:value-type="float" office:value="1348" table:style-name="ce13">
            <text:p>1,348</text:p>
          </table:table-cell>
          <table:table-cell office:value-type="float" office:value="1831" table:style-name="ce13">
            <text:p>1,831</text:p>
          </table:table-cell>
          <table:table-cell office:value-type="float" office:value="382315" table:style-name="ce13">
            <text:p>382,315</text:p>
          </table:table-cell>
          <table:table-cell office:value-type="float" office:value="91835" table:style-name="ce13">
            <text:p>91,835</text:p>
          </table:table-cell>
          <table:table-cell office:value-type="float" office:value="720737" table:style-name="ce13">
            <text:p>720,737</text:p>
          </table:table-cell>
          <table:table-cell office:value-type="float" office:value="546" table:style-name="ce13">
            <text:p>546</text:p>
          </table:table-cell>
          <table:table-cell office:value-type="float" office:value="0.22" table:style-name="ce14">
            <text:p>0.22</text:p>
          </table:table-cell>
          <table:table-cell office:value-type="float" office:value="0.17" table:style-name="ce14">
            <text:p>0.17</text:p>
          </table:table-cell>
          <table:table-cell office:value-type="float" office:value="1316.93" table:style-name="ce14">
            <text:p>1,316.93</text:p>
          </table:table-cell>
          <table:table-cell office:value-type="float" office:value="980" table:style-name="ce13">
            <text:p>980</text:p>
          </table:table-cell>
          <table:table-cell office:value-type="float" office:value="2302" table:style-name="ce13">
            <text:p>2,3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90739" table:style-name="ce13">
            <text:p>590,739</text:p>
          </table:table-cell>
          <table:table-cell office:value-type="float" office:value="366111" table:style-name="ce13">
            <text:p>366,111</text:p>
          </table:table-cell>
          <table:table-cell office:value-type="float" office:value="6949" table:style-name="ce13">
            <text:p>6,949</text:p>
          </table:table-cell>
          <table:table-cell office:value-type="float" office:value="3457" table:style-name="ce13">
            <text:p>3,457</text:p>
          </table:table-cell>
          <table:table-cell office:value-type="float" office:value="788822" table:style-name="ce13">
            <text:p>788,822</text:p>
          </table:table-cell>
          <table:table-cell office:value-type="float" office:value="467235" table:style-name="ce13">
            <text:p>467,235</text:p>
          </table:table-cell>
          <table:table-cell office:value-type="float" office:value="2747945" table:style-name="ce13">
            <text:p>2,747,945</text:p>
          </table:table-cell>
          <table:table-cell office:value-type="float" office:value="1576" table:style-name="ce13">
            <text:p>1,576</text:p>
          </table:table-cell>
          <table:table-cell office:value-type="float" office:value="0.26" table:style-name="ce14">
            <text:p>0.26</text:p>
          </table:table-cell>
          <table:table-cell office:value-type="float" office:value="0.2" table:style-name="ce14">
            <text:p>0.20</text:p>
          </table:table-cell>
          <table:table-cell office:value-type="float" office:value="453.89" table:style-name="ce14">
            <text:p>453.89</text:p>
          </table:table-cell>
          <table:table-cell office:value-type="float" office:value="5218" table:style-name="ce13">
            <text:p>5,218</text:p>
          </table:table-cell>
          <table:table-cell office:value-type="float" office:value="9420" table:style-name="ce13">
            <text:p>9,42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284233" table:style-name="ce13">
            <text:p>1,284,233</text:p>
          </table:table-cell>
          <table:table-cell office:value-type="float" office:value="772079" table:style-name="ce13">
            <text:p>772,079</text:p>
          </table:table-cell>
          <table:table-cell office:value-type="float" office:value="10386" table:style-name="ce13">
            <text:p>10,386</text:p>
          </table:table-cell>
          <table:table-cell office:value-type="float" office:value="9990" table:style-name="ce13">
            <text:p>9,990</text:p>
          </table:table-cell>
          <table:table-cell office:value-type="float" office:value="1465597" table:style-name="ce13">
            <text:p>1,465,597</text:p>
          </table:table-cell>
          <table:table-cell office:value-type="float" office:value="1756021" table:style-name="ce13">
            <text:p>1,756,021</text:p>
          </table:table-cell>
          <table:table-cell office:value-type="float" office:value="4058030" table:style-name="ce13">
            <text:p>4,058,030</text:p>
          </table:table-cell>
          <table:table-cell office:value-type="float" office:value="6823" table:style-name="ce13">
            <text:p>6,823</text:p>
          </table:table-cell>
          <table:table-cell office:value-type="float" office:value="0.04" table:style-name="ce14">
            <text:p>0.04</text:p>
          </table:table-cell>
          <table:table-cell office:value-type="float" office:value="0" table:style-name="ce14">
            <text:p>0.00</text:p>
          </table:table-cell>
          <table:table-cell office:value-type="float" office:value="1941.85" table:style-name="ce14">
            <text:p>1,941.85</text:p>
          </table:table-cell>
          <table:table-cell office:value-type="float" office:value="4880" table:style-name="ce13">
            <text:p>4,880</text:p>
          </table:table-cell>
          <table:table-cell office:value-type="float" office:value="9942" table:style-name="ce13">
            <text:p>9,94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04796" table:style-name="ce13">
            <text:p>1,004,796</text:p>
          </table:table-cell>
          <table:table-cell office:value-type="float" office:value="760841" table:style-name="ce13">
            <text:p>760,841</text:p>
          </table:table-cell>
          <table:table-cell office:value-type="float" office:value="8265" table:style-name="ce13">
            <text:p>8,265</text:p>
          </table:table-cell>
          <table:table-cell office:value-type="float" office:value="7367" table:style-name="ce13">
            <text:p>7,367</text:p>
          </table:table-cell>
          <table:table-cell office:value-type="float" office:value="943176" table:style-name="ce13">
            <text:p>943,176</text:p>
          </table:table-cell>
          <table:table-cell office:value-type="float" office:value="3309575" table:style-name="ce13">
            <text:p>3,309,575</text:p>
          </table:table-cell>
          <table:table-cell office:value-type="float" office:value="3533919" table:style-name="ce13">
            <text:p>3,533,919</text:p>
          </table:table-cell>
          <table:table-cell office:value-type="float" office:value="996" table:style-name="ce13">
            <text:p>996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487.4" table:style-name="ce14">
            <text:p>487.4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29266" table:style-name="ce13">
            <text:p>529,266</text:p>
          </table:table-cell>
          <table:table-cell office:value-type="float" office:value="221685" table:style-name="ce13">
            <text:p>221,685</text:p>
          </table:table-cell>
          <table:table-cell office:value-type="float" office:value="5950" table:style-name="ce13">
            <text:p>5,950</text:p>
          </table:table-cell>
          <table:table-cell office:value-type="float" office:value="3365" table:style-name="ce13">
            <text:p>3,365</text:p>
          </table:table-cell>
          <table:table-cell office:value-type="float" office:value="277749" table:style-name="ce13">
            <text:p>277,749</text:p>
          </table:table-cell>
          <table:table-cell office:value-type="float" office:value="360342" table:style-name="ce13">
            <text:p>360,342</text:p>
          </table:table-cell>
          <table:table-cell office:value-type="float" office:value="1231965" table:style-name="ce13">
            <text:p>1,231,965</text:p>
          </table:table-cell>
          <table:table-cell office:value-type="float" office:value="577" table:style-name="ce13">
            <text:p>577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964.84" table:style-name="ce14">
            <text:p>964.84</text:p>
          </table:table-cell>
          <table:table-cell office:value-type="float" office:value="1539" table:style-name="ce13">
            <text:p>1,539</text:p>
          </table:table-cell>
          <table:table-cell office:value-type="float" office:value="3689" table:style-name="ce13">
            <text:p>3,6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3419" table:style-name="ce13">
            <text:p>443,419</text:p>
          </table:table-cell>
          <table:table-cell office:value-type="float" office:value="229068" table:style-name="ce13">
            <text:p>229,068</text:p>
          </table:table-cell>
          <table:table-cell office:value-type="float" office:value="2253" table:style-name="ce13">
            <text:p>2,253</text:p>
          </table:table-cell>
          <table:table-cell office:value-type="float" office:value="1768" table:style-name="ce13">
            <text:p>1,768</text:p>
          </table:table-cell>
          <table:table-cell office:value-type="float" office:value="622811" table:style-name="ce13">
            <text:p>622,811</text:p>
          </table:table-cell>
          <table:table-cell office:value-type="float" office:value="789116" table:style-name="ce13">
            <text:p>789,116</text:p>
          </table:table-cell>
          <table:table-cell office:value-type="float" office:value="1130320" table:style-name="ce13">
            <text:p>1,130,320</text:p>
          </table:table-cell>
          <table:table-cell office:value-type="float" office:value="4581" table:style-name="ce13">
            <text:p>4,581</text:p>
          </table:table-cell>
          <table:table-cell office:value-type="float" office:value="0.18" table:style-name="ce14">
            <text:p>0.18</text:p>
          </table:table-cell>
          <table:table-cell office:value-type="float" office:value="0.13" table:style-name="ce14">
            <text:p>0.13</text:p>
          </table:table-cell>
          <table:table-cell office:value-type="float" office:value="1710.35" table:style-name="ce14">
            <text:p>1,710.35</text:p>
          </table:table-cell>
          <table:table-cell office:value-type="float" office:value="2280" table:style-name="ce13">
            <text:p>2,280</text:p>
          </table:table-cell>
          <table:table-cell office:value-type="float" office:value="5356" table:style-name="ce13">
            <text:p>5,35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901096" table:style-name="ce13">
            <text:p>3,901,096</text:p>
          </table:table-cell>
          <table:table-cell office:value-type="float" office:value="2607314" table:style-name="ce13">
            <text:p>2,607,314</text:p>
          </table:table-cell>
          <table:table-cell office:value-type="float" office:value="38236" table:style-name="ce13">
            <text:p>38,236</text:p>
          </table:table-cell>
          <table:table-cell office:value-type="float" office:value="18670" table:style-name="ce13">
            <text:p>18,670</text:p>
          </table:table-cell>
          <table:table-cell office:value-type="float" office:value="5648832" table:style-name="ce13">
            <text:p>5,648,832</text:p>
          </table:table-cell>
          <table:table-cell office:value-type="float" office:value="22262239" table:style-name="ce13">
            <text:p>22,262,239</text:p>
          </table:table-cell>
          <table:table-cell office:value-type="float" office:value="19955979" table:style-name="ce13">
            <text:p>19,955,979</text:p>
          </table:table-cell>
          <table:table-cell office:value-type="float" office:value="58010" table:style-name="ce13">
            <text:p>58,010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416.54" table:style-name="ce14">
            <text:p>1,416.54</text:p>
          </table:table-cell>
          <table:table-cell office:value-type="float" office:value="19556" table:style-name="ce13">
            <text:p>19,556</text:p>
          </table:table-cell>
          <table:table-cell office:value-type="float" office:value="37246" table:style-name="ce13">
            <text:p>37,24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162679" table:style-name="ce13">
            <text:p>7,162,679</text:p>
          </table:table-cell>
          <table:table-cell office:value-type="float" office:value="5151296" table:style-name="ce13">
            <text:p>5,151,296</text:p>
          </table:table-cell>
          <table:table-cell office:value-type="float" office:value="51296" table:style-name="ce13">
            <text:p>51,296</text:p>
          </table:table-cell>
          <table:table-cell office:value-type="float" office:value="29208" table:style-name="ce13">
            <text:p>29,208</text:p>
          </table:table-cell>
          <table:table-cell office:value-type="float" office:value="17305844" table:style-name="ce13">
            <text:p>17,305,844</text:p>
          </table:table-cell>
          <table:table-cell office:value-type="float" office:value="17690117" table:style-name="ce13">
            <text:p>17,690,117</text:p>
          </table:table-cell>
          <table:table-cell office:value-type="float" office:value="37853545" table:style-name="ce13">
            <text:p>37,853,545</text:p>
          </table:table-cell>
          <table:table-cell office:value-type="float" office:value="164219" table:style-name="ce13">
            <text:p>164,219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311.55" table:style-name="ce14">
            <text:p>1,311.55</text:p>
          </table:table-cell>
          <table:table-cell office:value-type="float" office:value="34925" table:style-name="ce13">
            <text:p>34,925</text:p>
          </table:table-cell>
          <table:table-cell office:value-type="float" office:value="66877" table:style-name="ce13">
            <text:p>66,87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953" table:style-name="ce13">
            <text:p>15,953</text:p>
          </table:table-cell>
          <table:table-cell office:value-type="float" office:value="7366" table:style-name="ce13">
            <text:p>7,366</text:p>
          </table:table-cell>
          <table:table-cell office:value-type="float" office:value="187" table:style-name="ce13">
            <text:p>187</text:p>
          </table:table-cell>
          <table:table-cell office:value-type="float" office:value="117" table:style-name="ce13">
            <text:p>117</text:p>
          </table:table-cell>
          <table:table-cell office:value-type="float" office:value="11699" table:style-name="ce13">
            <text:p>11,699</text:p>
          </table:table-cell>
          <table:table-cell office:value-type="float" office:value="52" table:style-name="ce13">
            <text:p>52</text:p>
          </table:table-cell>
          <table:table-cell office:value-type="float" office:value="119000" table:style-name="ce13">
            <text:p>119,000</text:p>
          </table:table-cell>
          <table:table-cell office:value-type="float" office:value="137" table:style-name="ce13">
            <text:p>137</text:p>
          </table:table-cell>
          <table:table-cell office:value-type="float" office:value="0.59" table:style-name="ce14">
            <text:p>0.59</text:p>
          </table:table-cell>
          <table:table-cell office:value-type="float" office:value="0.59" table:style-name="ce14">
            <text:p>0.59</text:p>
          </table:table-cell>
          <table:table-cell office:value-type="float" office:value="213.16" table:style-name="ce14">
            <text:p>213.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07547" table:style-name="ce13">
            <text:p>1,007,547</text:p>
          </table:table-cell>
          <table:table-cell office:value-type="float" office:value="631633" table:style-name="ce13">
            <text:p>631,633</text:p>
          </table:table-cell>
          <table:table-cell office:value-type="float" office:value="6212" table:style-name="ce13">
            <text:p>6,212</text:p>
          </table:table-cell>
          <table:table-cell office:value-type="float" office:value="3833" table:style-name="ce13">
            <text:p>3,833</text:p>
          </table:table-cell>
          <table:table-cell office:value-type="float" office:value="1660604" table:style-name="ce13">
            <text:p>1,660,604</text:p>
          </table:table-cell>
          <table:table-cell office:value-type="float" office:value="2782588" table:style-name="ce13">
            <text:p>2,782,588</text:p>
          </table:table-cell>
          <table:table-cell office:value-type="float" office:value="3384693" table:style-name="ce13">
            <text:p>3,384,693</text:p>
          </table:table-cell>
          <table:table-cell office:value-type="float" office:value="7826" table:style-name="ce13">
            <text:p>7,826</text:p>
          </table:table-cell>
          <table:table-cell office:value-type="float" office:value="0.21" table:style-name="ce14">
            <text:p>0.21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454.77" table:style-name="ce14">
            <text:p>454.77</text:p>
          </table:table-cell>
          <table:table-cell office:value-type="float" office:value="3994" table:style-name="ce13">
            <text:p>3,994</text:p>
          </table:table-cell>
          <table:table-cell office:value-type="float" office:value="9034" table:style-name="ce13">
            <text:p>9,0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60096" table:style-name="ce13">
            <text:p>2,860,096</text:p>
          </table:table-cell>
          <table:table-cell office:value-type="float" office:value="2177308" table:style-name="ce13">
            <text:p>2,177,308</text:p>
          </table:table-cell>
          <table:table-cell office:value-type="float" office:value="23866" table:style-name="ce13">
            <text:p>23,866</text:p>
          </table:table-cell>
          <table:table-cell office:value-type="float" office:value="23874" table:style-name="ce13">
            <text:p>23,874</text:p>
          </table:table-cell>
          <table:table-cell office:value-type="float" office:value="11269069" table:style-name="ce13">
            <text:p>11,269,069</text:p>
          </table:table-cell>
          <table:table-cell office:value-type="float" office:value="11485457" table:style-name="ce13">
            <text:p>11,485,457</text:p>
          </table:table-cell>
          <table:table-cell office:value-type="float" office:value="15666840" table:style-name="ce13">
            <text:p>15,666,840</text:p>
          </table:table-cell>
          <table:table-cell office:value-type="float" office:value="102787" table:style-name="ce13">
            <text:p>102,787</text:p>
          </table:table-cell>
          <table:table-cell office:value-type="float" office:value="0.61" table:style-name="ce14">
            <text:p>0.61</text:p>
          </table:table-cell>
          <table:table-cell office:value-type="float" office:value="0.23" table:style-name="ce14">
            <text:p>0.23</text:p>
          </table:table-cell>
          <table:table-cell office:value-type="float" office:value="367.01" table:style-name="ce14">
            <text:p>367.01</text:p>
          </table:table-cell>
          <table:table-cell office:value-type="float" office:value="0" table:style-name="ce13">
            <text:p>0</text:p>
          </table:table-cell>
          <table:table-cell office:value-type="float" office:value="31211" table:style-name="ce13">
            <text:p>31,2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17933" table:style-name="ce13">
            <text:p>217,933</text:p>
          </table:table-cell>
          <table:table-cell office:value-type="float" office:value="110706" table:style-name="ce13">
            <text:p>110,706</text:p>
          </table:table-cell>
          <table:table-cell office:value-type="float" office:value="223" table:style-name="ce13">
            <text:p>223</text:p>
          </table:table-cell>
          <table:table-cell office:value-type="float" office:value="1727" table:style-name="ce13">
            <text:p>1,727</text:p>
          </table:table-cell>
          <table:table-cell office:value-type="float" office:value="330526" table:style-name="ce13">
            <text:p>330,526</text:p>
          </table:table-cell>
          <table:table-cell office:value-type="float" office:value="34328" table:style-name="ce13">
            <text:p>34,328</text:p>
          </table:table-cell>
          <table:table-cell office:value-type="float" office:value="745589" table:style-name="ce13">
            <text:p>745,589</text:p>
          </table:table-cell>
          <table:table-cell office:value-type="float" office:value="1378" table:style-name="ce13">
            <text:p>1,378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04" table:style-name="ce14">
            <text:p>0.04</text:p>
          </table:table-cell>
          <table:table-cell office:value-type="float" office:value="303.74" table:style-name="ce14">
            <text:p>303.74</text:p>
          </table:table-cell>
          <table:table-cell office:value-type="float" office:value="0" table:style-name="ce13">
            <text:p>0</text:p>
          </table:table-cell>
          <table:table-cell office:value-type="float" office:value="797" table:style-name="ce13">
            <text:p>79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415698" table:style-name="ce13">
            <text:p>415,698</text:p>
          </table:table-cell>
          <table:table-cell office:value-type="float" office:value="296232" table:style-name="ce13">
            <text:p>296,232</text:p>
          </table:table-cell>
          <table:table-cell office:value-type="float" office:value="1498" table:style-name="ce13">
            <text:p>1,498</text:p>
          </table:table-cell>
          <table:table-cell office:value-type="float" office:value="2588" table:style-name="ce13">
            <text:p>2,588</text:p>
          </table:table-cell>
          <table:table-cell office:value-type="float" office:value="1231944" table:style-name="ce13">
            <text:p>1,231,944</text:p>
          </table:table-cell>
          <table:table-cell office:value-type="float" office:value="412091" table:style-name="ce13">
            <text:p>412,091</text:p>
          </table:table-cell>
          <table:table-cell office:value-type="float" office:value="2873477" table:style-name="ce13">
            <text:p>2,873,477</text:p>
          </table:table-cell>
          <table:table-cell office:value-type="float" office:value="3668" table:style-name="ce13">
            <text:p>3,668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1072.9000000000001" table:style-name="ce14">
            <text:p>1,072.90</text:p>
          </table:table-cell>
          <table:table-cell office:value-type="float" office:value="3737" table:style-name="ce13">
            <text:p>3,737</text:p>
          </table:table-cell>
          <table:table-cell office:value-type="float" office:value="7069" table:style-name="ce13">
            <text:p>7,06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50382" table:style-name="ce13">
            <text:p>150,382</text:p>
          </table:table-cell>
          <table:table-cell office:value-type="float" office:value="79234" table:style-name="ce13">
            <text:p>79,234</text:p>
          </table:table-cell>
          <table:table-cell office:value-type="float" office:value="1232" table:style-name="ce13">
            <text:p>1,232</text:p>
          </table:table-cell>
          <table:table-cell office:value-type="float" office:value="732" table:style-name="ce13">
            <text:p>732</text:p>
          </table:table-cell>
          <table:table-cell office:value-type="float" office:value="206314" table:style-name="ce13">
            <text:p>206,314</text:p>
          </table:table-cell>
          <table:table-cell office:value-type="float" office:value="52296" table:style-name="ce13">
            <text:p>52,296</text:p>
          </table:table-cell>
          <table:table-cell office:value-type="float" office:value="463759" table:style-name="ce13">
            <text:p>463,759</text:p>
          </table:table-cell>
          <table:table-cell office:value-type="float" office:value="215" table:style-name="ce13">
            <text:p>215</text:p>
          </table:table-cell>
          <table:table-cell office:value-type="float" office:value="0.36" table:style-name="ce14">
            <text:p>0.36</text:p>
          </table:table-cell>
          <table:table-cell office:value-type="float" office:value="0" table:style-name="ce14">
            <text:p>0.00</text:p>
          </table:table-cell>
          <table:table-cell office:value-type="float" office:value="1485.41" table:style-name="ce14">
            <text:p>1,485.41</text:p>
          </table:table-cell>
          <table:table-cell office:value-type="float" office:value="932" table:style-name="ce13">
            <text:p>932</text:p>
          </table:table-cell>
          <table:table-cell office:value-type="float" office:value="2477" table:style-name="ce13">
            <text:p>2,47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0709" table:style-name="ce13">
            <text:p>620,709</text:p>
          </table:table-cell>
          <table:table-cell office:value-type="float" office:value="426460" table:style-name="ce13">
            <text:p>426,460</text:p>
          </table:table-cell>
          <table:table-cell office:value-type="float" office:value="9266" table:style-name="ce13">
            <text:p>9,266</text:p>
          </table:table-cell>
          <table:table-cell office:value-type="float" office:value="6242" table:style-name="ce13">
            <text:p>6,242</text:p>
          </table:table-cell>
          <table:table-cell office:value-type="float" office:value="1946074" table:style-name="ce13">
            <text:p>1,946,074</text:p>
          </table:table-cell>
          <table:table-cell office:value-type="float" office:value="1540379" table:style-name="ce13">
            <text:p>1,540,379</text:p>
          </table:table-cell>
          <table:table-cell office:value-type="float" office:value="4344170" table:style-name="ce13">
            <text:p>4,344,170</text:p>
          </table:table-cell>
          <table:table-cell office:value-type="float" office:value="18996" table:style-name="ce13">
            <text:p>18,996</text:p>
          </table:table-cell>
          <table:table-cell office:value-type="float" office:value="0.24" table:style-name="ce14">
            <text:p>0.24</text:p>
          </table:table-cell>
          <table:table-cell office:value-type="float" office:value="0" table:style-name="ce14">
            <text:p>0.00</text:p>
          </table:table-cell>
          <table:table-cell office:value-type="float" office:value="1826.85" table:style-name="ce14">
            <text:p>1,826.85</text:p>
          </table:table-cell>
          <table:table-cell office:value-type="float" office:value="4836" table:style-name="ce13">
            <text:p>4,836</text:p>
          </table:table-cell>
          <table:table-cell office:value-type="float" office:value="9639" table:style-name="ce13">
            <text:p>9,6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341" table:style-name="ce13">
            <text:p>9,341</text:p>
          </table:table-cell>
          <table:table-cell office:value-type="float" office:value="5075" table:style-name="ce13">
            <text:p>5,075</text:p>
          </table:table-cell>
          <table:table-cell office:value-type="float" office:value="5" table:style-name="ce13">
            <text:p>5</text:p>
          </table:table-cell>
          <table:table-cell office:value-type="float" office:value="157" table:style-name="ce13">
            <text:p>157</text:p>
          </table:table-cell>
          <table:table-cell office:value-type="float" office:value="11236" table:style-name="ce13">
            <text:p>11,236</text:p>
          </table:table-cell>
          <table:table-cell office:value-type="float" office:value="2173" table:style-name="ce13">
            <text:p>2,173</text:p>
          </table:table-cell>
          <table:table-cell office:value-type="float" office:value="34460" table:style-name="ce13">
            <text:p>34,460</text:p>
          </table:table-cell>
          <table:table-cell office:value-type="float" office:value="0" table:style-name="ce13">
            <text:p>0</text:p>
          </table:table-cell>
          <table:table-cell office:value-type="float" office:value="0.63" table:style-name="ce14">
            <text:p>0.63</text:p>
          </table:table-cell>
          <table:table-cell office:value-type="float" office:value="0" table:style-name="ce14">
            <text:p>0.00</text:p>
          </table:table-cell>
          <table:table-cell office:value-type="float" office:value="440.56" table:style-name="ce14">
            <text:p>440.56</text:p>
          </table:table-cell>
          <table:table-cell office:value-type="float" office:value="37" table:style-name="ce13">
            <text:p>37</text:p>
          </table:table-cell>
          <table:table-cell office:value-type="float" office:value="37" table:style-name="ce13">
            <text:p>3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07722" table:style-name="ce13">
            <text:p>907,722</text:p>
          </table:table-cell>
          <table:table-cell office:value-type="float" office:value="546543" table:style-name="ce13">
            <text:p>546,543</text:p>
          </table:table-cell>
          <table:table-cell office:value-type="float" office:value="14084" table:style-name="ce13">
            <text:p>14,084</text:p>
          </table:table-cell>
          <table:table-cell office:value-type="float" office:value="5080" table:style-name="ce13">
            <text:p>5,080</text:p>
          </table:table-cell>
          <table:table-cell office:value-type="float" office:value="1591658" table:style-name="ce13">
            <text:p>1,591,658</text:p>
          </table:table-cell>
          <table:table-cell office:value-type="float" office:value="1964086" table:style-name="ce13">
            <text:p>1,964,086</text:p>
          </table:table-cell>
          <table:table-cell office:value-type="float" office:value="3509258" table:style-name="ce13">
            <text:p>3,509,258</text:p>
          </table:table-cell>
          <table:table-cell office:value-type="float" office:value="3297" table:style-name="ce13">
            <text:p>3,297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240.08" table:style-name="ce14">
            <text:p>240.08</text:p>
          </table:table-cell>
          <table:table-cell office:value-type="float" office:value="4394" table:style-name="ce13">
            <text:p>4,394</text:p>
          </table:table-cell>
          <table:table-cell office:value-type="float" office:value="8693" table:style-name="ce13">
            <text:p>8,69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3233" table:style-name="ce13">
            <text:p>113,233</text:p>
          </table:table-cell>
          <table:table-cell office:value-type="float" office:value="54040" table:style-name="ce13">
            <text:p>54,040</text:p>
          </table:table-cell>
          <table:table-cell office:value-type="float" office:value="1625" table:style-name="ce13">
            <text:p>1,625</text:p>
          </table:table-cell>
          <table:table-cell office:value-type="float" office:value="551" table:style-name="ce13">
            <text:p>551</text:p>
          </table:table-cell>
          <table:table-cell office:value-type="float" office:value="190682" table:style-name="ce13">
            <text:p>190,682</text:p>
          </table:table-cell>
          <table:table-cell office:value-type="float" office:value="78623" table:style-name="ce13">
            <text:p>78,623</text:p>
          </table:table-cell>
          <table:table-cell office:value-type="float" office:value="305683" table:style-name="ce13">
            <text:p>305,683</text:p>
          </table:table-cell>
          <table:table-cell office:value-type="float" office:value="81" table:style-name="ce13">
            <text:p>81</text:p>
          </table:table-cell>
          <table:table-cell office:value-type="float" office:value="0.37" table:style-name="ce14">
            <text:p>0.37</text:p>
          </table:table-cell>
          <table:table-cell office:value-type="float" office:value="0" table:style-name="ce14">
            <text:p>0.00</text:p>
          </table:table-cell>
          <table:table-cell office:value-type="float" office:value="237.13" table:style-name="ce14">
            <text:p>237.1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059" table:style-name="ce13">
            <text:p>15,059</text:p>
          </table:table-cell>
          <table:table-cell office:value-type="float" office:value="10070" table:style-name="ce13">
            <text:p>10,070</text:p>
          </table:table-cell>
          <table:table-cell office:value-type="float" office:value="120" table:style-name="ce13">
            <text:p>120</text:p>
          </table:table-cell>
          <table:table-cell office:value-type="float" office:value="37" table:style-name="ce13">
            <text:p>37</text:p>
          </table:table-cell>
          <table:table-cell office:value-type="float" office:value="20386" table:style-name="ce13">
            <text:p>20,386</text:p>
          </table:table-cell>
          <table:table-cell office:value-type="float" office:value="13048" table:style-name="ce13">
            <text:p>13,048</text:p>
          </table:table-cell>
          <table:table-cell office:value-type="float" office:value="92222" table:style-name="ce13">
            <text:p>92,222</text:p>
          </table:table-cell>
          <table:table-cell office:value-type="float" office:value="30" table:style-name="ce13">
            <text:p>30</text:p>
          </table:table-cell>
          <table:table-cell office:value-type="float" office:value="0.4" table:style-name="ce14">
            <text:p>0.40</text:p>
          </table:table-cell>
          <table:table-cell office:value-type="float" office:value="0" table:style-name="ce14">
            <text:p>0.00</text:p>
          </table:table-cell>
          <table:table-cell office:value-type="float" office:value="6698.28" table:style-name="ce14">
            <text:p>6,698.28</text:p>
          </table:table-cell>
          <table:table-cell office:value-type="float" office:value="31" table:style-name="ce13">
            <text:p>31</text:p>
          </table:table-cell>
          <table:table-cell office:value-type="float" office:value="137" table:style-name="ce13">
            <text:p>13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58384" table:style-name="ce13">
            <text:p>2,258,384</text:p>
          </table:table-cell>
          <table:table-cell office:value-type="float" office:value="1324412" table:style-name="ce13">
            <text:p>1,324,412</text:p>
          </table:table-cell>
          <table:table-cell office:value-type="float" office:value="17747" table:style-name="ce13">
            <text:p>17,747</text:p>
          </table:table-cell>
          <table:table-cell office:value-type="float" office:value="10624" table:style-name="ce13">
            <text:p>10,624</text:p>
          </table:table-cell>
          <table:table-cell office:value-type="float" office:value="5610307" table:style-name="ce13">
            <text:p>5,610,307</text:p>
          </table:table-cell>
          <table:table-cell office:value-type="float" office:value="4303724" table:style-name="ce13">
            <text:p>4,303,724</text:p>
          </table:table-cell>
          <table:table-cell office:value-type="float" office:value="7919394" table:style-name="ce13">
            <text:p>7,919,394</text:p>
          </table:table-cell>
          <table:table-cell office:value-type="float" office:value="42835" table:style-name="ce13">
            <text:p>42,835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161.38" table:style-name="ce14">
            <text:p>161.38</text:p>
          </table:table-cell>
          <table:table-cell office:value-type="float" office:value="12790" table:style-name="ce13">
            <text:p>12,790</text:p>
          </table:table-cell>
          <table:table-cell office:value-type="float" office:value="26735" table:style-name="ce13">
            <text:p>26,7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33236" table:style-name="ce13">
            <text:p>1,633,236</text:p>
          </table:table-cell>
          <table:table-cell office:value-type="float" office:value="1045513" table:style-name="ce13">
            <text:p>1,045,513</text:p>
          </table:table-cell>
          <table:table-cell office:value-type="float" office:value="9318" table:style-name="ce13">
            <text:p>9,318</text:p>
          </table:table-cell>
          <table:table-cell office:value-type="float" office:value="5881" table:style-name="ce13">
            <text:p>5,881</text:p>
          </table:table-cell>
          <table:table-cell office:value-type="float" office:value="4036449" table:style-name="ce13">
            <text:p>4,036,449</text:p>
          </table:table-cell>
          <table:table-cell office:value-type="float" office:value="5250423" table:style-name="ce13">
            <text:p>5,250,423</text:p>
          </table:table-cell>
          <table:table-cell office:value-type="float" office:value="3995921" table:style-name="ce13">
            <text:p>3,995,921</text:p>
          </table:table-cell>
          <table:table-cell office:value-type="float" office:value="85348" table:style-name="ce13">
            <text:p>85,348</text:p>
          </table:table-cell>
          <table:table-cell office:value-type="float" office:value="0.27" table:style-name="ce14">
            <text:p>0.27</text:p>
          </table:table-cell>
          <table:table-cell office:value-type="float" office:value="0.09" table:style-name="ce14">
            <text:p>0.09</text:p>
          </table:table-cell>
          <table:table-cell office:value-type="float" office:value="101.02" table:style-name="ce14">
            <text:p>101.02</text:p>
          </table:table-cell>
          <table:table-cell office:value-type="float" office:value="11145" table:style-name="ce13">
            <text:p>11,145</text:p>
          </table:table-cell>
          <table:table-cell office:value-type="float" office:value="21796" table:style-name="ce13">
            <text:p>21,79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56757" table:style-name="ce13">
            <text:p>1,156,757</text:p>
          </table:table-cell>
          <table:table-cell office:value-type="float" office:value="579751" table:style-name="ce13">
            <text:p>579,751</text:p>
          </table:table-cell>
          <table:table-cell office:value-type="float" office:value="2231" table:style-name="ce13">
            <text:p>2,231</text:p>
          </table:table-cell>
          <table:table-cell office:value-type="float" office:value="4825" table:style-name="ce13">
            <text:p>4,825</text:p>
          </table:table-cell>
          <table:table-cell office:value-type="float" office:value="1288352" table:style-name="ce13">
            <text:p>1,288,352</text:p>
          </table:table-cell>
          <table:table-cell office:value-type="float" office:value="3077602" table:style-name="ce13">
            <text:p>3,077,602</text:p>
          </table:table-cell>
          <table:table-cell office:value-type="float" office:value="3685089" table:style-name="ce13">
            <text:p>3,685,089</text:p>
          </table:table-cell>
          <table:table-cell office:value-type="float" office:value="9095" table:style-name="ce13">
            <text:p>9,095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21.5" table:style-name="ce14">
            <text:p>721.50</text:p>
          </table:table-cell>
          <table:table-cell office:value-type="float" office:value="6126" table:style-name="ce13">
            <text:p>6,126</text:p>
          </table:table-cell>
          <table:table-cell office:value-type="float" office:value="10496" table:style-name="ce13">
            <text:p>10,49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078893" table:style-name="ce13">
            <text:p>2,078,893</text:p>
          </table:table-cell>
          <table:table-cell office:value-type="float" office:value="1114214" table:style-name="ce13">
            <text:p>1,114,214</text:p>
          </table:table-cell>
          <table:table-cell office:value-type="float" office:value="19845" table:style-name="ce13">
            <text:p>19,845</text:p>
          </table:table-cell>
          <table:table-cell office:value-type="float" office:value="8788" table:style-name="ce13">
            <text:p>8,788</text:p>
          </table:table-cell>
          <table:table-cell office:value-type="float" office:value="4107656" table:style-name="ce13">
            <text:p>4,107,656</text:p>
          </table:table-cell>
          <table:table-cell office:value-type="float" office:value="4953207" table:style-name="ce13">
            <text:p>4,953,207</text:p>
          </table:table-cell>
          <table:table-cell office:value-type="float" office:value="8755319" table:style-name="ce13">
            <text:p>8,755,319</text:p>
          </table:table-cell>
          <table:table-cell office:value-type="float" office:value="59329" table:style-name="ce13">
            <text:p>59,329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845.47" table:style-name="ce14">
            <text:p>845.47</text:p>
          </table:table-cell>
          <table:table-cell office:value-type="float" office:value="9981" table:style-name="ce13">
            <text:p>9,981</text:p>
          </table:table-cell>
          <table:table-cell office:value-type="float" office:value="19470" table:style-name="ce13">
            <text:p>19,47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392366" table:style-name="ce13">
            <text:p>6,392,366</text:p>
          </table:table-cell>
          <table:table-cell office:value-type="float" office:value="4479073" table:style-name="ce13">
            <text:p>4,479,073</text:p>
          </table:table-cell>
          <table:table-cell office:value-type="float" office:value="35866" table:style-name="ce13">
            <text:p>35,866</text:p>
          </table:table-cell>
          <table:table-cell office:value-type="float" office:value="17280" table:style-name="ce13">
            <text:p>17,280</text:p>
          </table:table-cell>
          <table:table-cell office:value-type="float" office:value="12625804" table:style-name="ce13">
            <text:p>12,625,804</text:p>
          </table:table-cell>
          <table:table-cell office:value-type="float" office:value="18084338" table:style-name="ce13">
            <text:p>18,084,338</text:p>
          </table:table-cell>
          <table:table-cell office:value-type="float" office:value="34258025" table:style-name="ce13">
            <text:p>34,258,025</text:p>
          </table:table-cell>
          <table:table-cell office:value-type="float" office:value="192568" table:style-name="ce13">
            <text:p>192,568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680.83" table:style-name="ce14">
            <text:p>680.83</text:p>
          </table:table-cell>
          <table:table-cell office:value-type="float" office:value="35083" table:style-name="ce13">
            <text:p>35,083</text:p>
          </table:table-cell>
          <table:table-cell office:value-type="float" office:value="71962" table:style-name="ce13">
            <text:p>71,96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56333" table:style-name="ce13">
            <text:p>356,333</text:p>
          </table:table-cell>
          <table:table-cell office:value-type="float" office:value="186858" table:style-name="ce13">
            <text:p>186,858</text:p>
          </table:table-cell>
          <table:table-cell office:value-type="float" office:value="2825" table:style-name="ce13">
            <text:p>2,825</text:p>
          </table:table-cell>
          <table:table-cell office:value-type="float" office:value="2424" table:style-name="ce13">
            <text:p>2,424</text:p>
          </table:table-cell>
          <table:table-cell office:value-type="float" office:value="1119277" table:style-name="ce13">
            <text:p>1,119,277</text:p>
          </table:table-cell>
          <table:table-cell office:value-type="float" office:value="863056" table:style-name="ce13">
            <text:p>863,056</text:p>
          </table:table-cell>
          <table:table-cell office:value-type="float" office:value="877098" table:style-name="ce13">
            <text:p>877,098</text:p>
          </table:table-cell>
          <table:table-cell office:value-type="float" office:value="4933" table:style-name="ce13">
            <text:p>4,933</text:p>
          </table:table-cell>
          <table:table-cell office:value-type="float" office:value="0.6" table:style-name="ce14">
            <text:p>0.60</text:p>
          </table:table-cell>
          <table:table-cell office:value-type="float" office:value="0.31" table:style-name="ce14">
            <text:p>0.31</text:p>
          </table:table-cell>
          <table:table-cell office:value-type="float" office:value="182.9" table:style-name="ce14">
            <text:p>182.90</text:p>
          </table:table-cell>
          <table:table-cell office:value-type="float" office:value="3617" table:style-name="ce13">
            <text:p>3,617</text:p>
          </table:table-cell>
          <table:table-cell office:value-type="float" office:value="8949" table:style-name="ce13">
            <text:p>8,94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9813" table:style-name="ce13">
            <text:p>609,813</text:p>
          </table:table-cell>
          <table:table-cell office:value-type="float" office:value="324047" table:style-name="ce13">
            <text:p>324,047</text:p>
          </table:table-cell>
          <table:table-cell office:value-type="float" office:value="1640" table:style-name="ce13">
            <text:p>1,640</text:p>
          </table:table-cell>
          <table:table-cell office:value-type="float" office:value="4876" table:style-name="ce13">
            <text:p>4,876</text:p>
          </table:table-cell>
          <table:table-cell office:value-type="float" office:value="1390648" table:style-name="ce13">
            <text:p>1,390,648</text:p>
          </table:table-cell>
          <table:table-cell office:value-type="float" office:value="1972141" table:style-name="ce13">
            <text:p>1,972,141</text:p>
          </table:table-cell>
          <table:table-cell office:value-type="float" office:value="2628850" table:style-name="ce13">
            <text:p>2,628,850</text:p>
          </table:table-cell>
          <table:table-cell office:value-type="float" office:value="17082" table:style-name="ce13">
            <text:p>17,082</text:p>
          </table:table-cell>
          <table:table-cell office:value-type="float" office:value="0.59" table:style-name="ce14">
            <text:p>0.59</text:p>
          </table:table-cell>
          <table:table-cell office:value-type="float" office:value="0" table:style-name="ce14">
            <text:p>0.00</text:p>
          </table:table-cell>
          <table:table-cell office:value-type="float" office:value="307.70999999999998" table:style-name="ce14">
            <text:p>307.71</text:p>
          </table:table-cell>
          <table:table-cell office:value-type="float" office:value="14858" table:style-name="ce13">
            <text:p>14,858</text:p>
          </table:table-cell>
          <table:table-cell office:value-type="float" office:value="24553" table:style-name="ce13">
            <text:p>24,55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790196" table:style-name="ce13">
            <text:p>5,790,196</text:p>
          </table:table-cell>
          <table:table-cell office:value-type="float" office:value="4025096" table:style-name="ce13">
            <text:p>4,025,096</text:p>
          </table:table-cell>
          <table:table-cell office:value-type="float" office:value="48945" table:style-name="ce13">
            <text:p>48,945</text:p>
          </table:table-cell>
          <table:table-cell office:value-type="float" office:value="22440" table:style-name="ce13">
            <text:p>22,440</text:p>
          </table:table-cell>
          <table:table-cell office:value-type="float" office:value="10463647" table:style-name="ce13">
            <text:p>10,463,647</text:p>
          </table:table-cell>
          <table:table-cell office:value-type="float" office:value="21413674" table:style-name="ce13">
            <text:p>21,413,674</text:p>
          </table:table-cell>
          <table:table-cell office:value-type="float" office:value="26367585" table:style-name="ce13">
            <text:p>26,367,585</text:p>
          </table:table-cell>
          <table:table-cell office:value-type="float" office:value="78493" table:style-name="ce13">
            <text:p>78,493</text:p>
          </table:table-cell>
          <table:table-cell office:value-type="float" office:value="0.13" table:style-name="ce14">
            <text:p>0.13</text:p>
          </table:table-cell>
          <table:table-cell office:value-type="float" office:value="0.01" table:style-name="ce14">
            <text:p>0.01</text:p>
          </table:table-cell>
          <table:table-cell office:value-type="float" office:value="971.61" table:style-name="ce14">
            <text:p>971.61</text:p>
          </table:table-cell>
          <table:table-cell office:value-type="float" office:value="21129" table:style-name="ce13">
            <text:p>21,129</text:p>
          </table:table-cell>
          <table:table-cell office:value-type="float" office:value="40719" table:style-name="ce13">
            <text:p>40,71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5561" table:style-name="ce13">
            <text:p>145,561</text:p>
          </table:table-cell>
          <table:table-cell office:value-type="float" office:value="96419" table:style-name="ce13">
            <text:p>96,419</text:p>
          </table:table-cell>
          <table:table-cell office:value-type="float" office:value="230" table:style-name="ce13">
            <text:p>230</text:p>
          </table:table-cell>
          <table:table-cell office:value-type="float" office:value="478" table:style-name="ce13">
            <text:p>478</text:p>
          </table:table-cell>
          <table:table-cell office:value-type="float" office:value="251233" table:style-name="ce13">
            <text:p>251,233</text:p>
          </table:table-cell>
          <table:table-cell office:value-type="float" office:value="124153" table:style-name="ce13">
            <text:p>124,153</text:p>
          </table:table-cell>
          <table:table-cell office:value-type="float" office:value="279194" table:style-name="ce13">
            <text:p>279,194</text:p>
          </table:table-cell>
          <table:table-cell office:value-type="float" office:value="938" table:style-name="ce13">
            <text:p>938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0" table:style-name="ce14">
            <text:p>0.00</text:p>
          </table:table-cell>
          <table:table-cell office:value-type="float" office:value="1072.82" table:style-name="ce14">
            <text:p>1,072.82</text:p>
          </table:table-cell>
          <table:table-cell office:value-type="float" office:value="631" table:style-name="ce13">
            <text:p>631</text:p>
          </table:table-cell>
          <table:table-cell office:value-type="float" office:value="1231" table:style-name="ce13">
            <text:p>1,23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653" table:style-name="ce13">
            <text:p>123,653</text:p>
          </table:table-cell>
          <table:table-cell office:value-type="float" office:value="55697" table:style-name="ce13">
            <text:p>55,697</text:p>
          </table:table-cell>
          <table:table-cell office:value-type="float" office:value="283" table:style-name="ce13">
            <text:p>283</text:p>
          </table:table-cell>
          <table:table-cell office:value-type="float" office:value="392" table:style-name="ce13">
            <text:p>392</text:p>
          </table:table-cell>
          <table:table-cell office:value-type="float" office:value="212949" table:style-name="ce13">
            <text:p>212,949</text:p>
          </table:table-cell>
          <table:table-cell office:value-type="float" office:value="1139983" table:style-name="ce13">
            <text:p>1,139,983</text:p>
          </table:table-cell>
          <table:table-cell office:value-type="float" office:value="301833" table:style-name="ce13">
            <text:p>301,833</text:p>
          </table:table-cell>
          <table:table-cell office:value-type="float" office:value="295" table:style-name="ce13">
            <text:p>295</text:p>
          </table:table-cell>
          <table:table-cell office:value-type="float" office:value="0.34" table:style-name="ce14">
            <text:p>0.34</text:p>
          </table:table-cell>
          <table:table-cell office:value-type="float" office:value="0.17" table:style-name="ce14">
            <text:p>0.17</text:p>
          </table:table-cell>
          <table:table-cell office:value-type="float" office:value="191.09" table:style-name="ce14">
            <text:p>191.0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387525" table:style-name="ce13">
            <text:p>7,387,525</text:p>
          </table:table-cell>
          <table:table-cell office:value-type="float" office:value="4766437" table:style-name="ce13">
            <text:p>4,766,437</text:p>
          </table:table-cell>
          <table:table-cell office:value-type="float" office:value="79562" table:style-name="ce13">
            <text:p>79,562</text:p>
          </table:table-cell>
          <table:table-cell office:value-type="float" office:value="32688" table:style-name="ce13">
            <text:p>32,688</text:p>
          </table:table-cell>
          <table:table-cell office:value-type="float" office:value="16223005" table:style-name="ce13">
            <text:p>16,223,005</text:p>
          </table:table-cell>
          <table:table-cell office:value-type="float" office:value="21820370" table:style-name="ce13">
            <text:p>21,820,370</text:p>
          </table:table-cell>
          <table:table-cell office:value-type="float" office:value="34224111" table:style-name="ce13">
            <text:p>34,224,111</text:p>
          </table:table-cell>
          <table:table-cell office:value-type="float" office:value="431923" table:style-name="ce13">
            <text:p>431,923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436.99" table:style-name="ce14">
            <text:p>436.99</text:p>
          </table:table-cell>
          <table:table-cell office:value-type="float" office:value="52331" table:style-name="ce13">
            <text:p>52,331</text:p>
          </table:table-cell>
          <table:table-cell office:value-type="float" office:value="107789" table:style-name="ce13">
            <text:p>107,7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7893" table:style-name="ce13">
            <text:p>597,893</text:p>
          </table:table-cell>
          <table:table-cell office:value-type="float" office:value="235932" table:style-name="ce13">
            <text:p>235,932</text:p>
          </table:table-cell>
          <table:table-cell office:value-type="float" office:value="1218" table:style-name="ce13">
            <text:p>1,218</text:p>
          </table:table-cell>
          <table:table-cell office:value-type="float" office:value="3335" table:style-name="ce13">
            <text:p>3,335</text:p>
          </table:table-cell>
          <table:table-cell office:value-type="float" office:value="466082" table:style-name="ce13">
            <text:p>466,082</text:p>
          </table:table-cell>
          <table:table-cell office:value-type="float" office:value="915360" table:style-name="ce13">
            <text:p>915,360</text:p>
          </table:table-cell>
          <table:table-cell office:value-type="float" office:value="880579" table:style-name="ce13">
            <text:p>880,579</text:p>
          </table:table-cell>
          <table:table-cell office:value-type="float" office:value="3570" table:style-name="ce13">
            <text:p>3,570</text:p>
          </table:table-cell>
          <table:table-cell office:value-type="float" office:value="0.62" table:style-name="ce14">
            <text:p>0.62</text:p>
          </table:table-cell>
          <table:table-cell office:value-type="float" office:value="0.13" table:style-name="ce14">
            <text:p>0.13</text:p>
          </table:table-cell>
          <table:table-cell office:value-type="float" office:value="404.79" table:style-name="ce14">
            <text:p>404.79</text:p>
          </table:table-cell>
          <table:table-cell office:value-type="float" office:value="673" table:style-name="ce13">
            <text:p>673</text:p>
          </table:table-cell>
          <table:table-cell office:value-type="float" office:value="1355" table:style-name="ce13">
            <text:p>1,35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3576" table:style-name="ce13">
            <text:p>173,576</text:p>
          </table:table-cell>
          <table:table-cell office:value-type="float" office:value="102996" table:style-name="ce13">
            <text:p>102,996</text:p>
          </table:table-cell>
          <table:table-cell office:value-type="float" office:value="1652" table:style-name="ce13">
            <text:p>1,652</text:p>
          </table:table-cell>
          <table:table-cell office:value-type="float" office:value="1946" table:style-name="ce13">
            <text:p>1,946</text:p>
          </table:table-cell>
          <table:table-cell office:value-type="float" office:value="266755" table:style-name="ce13">
            <text:p>266,755</text:p>
          </table:table-cell>
          <table:table-cell office:value-type="float" office:value="0" table:style-name="ce13">
            <text:p>0</text:p>
          </table:table-cell>
          <table:table-cell office:value-type="float" office:value="2401324" table:style-name="ce13">
            <text:p>2,401,324</text:p>
          </table:table-cell>
          <table:table-cell office:value-type="float" office:value="218" table:style-name="ce13">
            <text:p>218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779.2" table:style-name="ce14">
            <text:p>1,779.20</text:p>
          </table:table-cell>
          <table:table-cell office:value-type="float" office:value="1282" table:style-name="ce13">
            <text:p>1,282</text:p>
          </table:table-cell>
          <table:table-cell office:value-type="float" office:value="2856" table:style-name="ce13">
            <text:p>2,85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0517901" table:style-name="ce13">
            <text:p>50,517,901</text:p>
          </table:table-cell>
          <table:table-cell office:value-type="float" office:value="33049410" table:style-name="ce13">
            <text:p>33,049,410</text:p>
          </table:table-cell>
          <table:table-cell office:value-type="float" office:value="405342" table:style-name="ce13">
            <text:p>405,342</text:p>
          </table:table-cell>
          <table:table-cell office:value-type="float" office:value="237554" table:style-name="ce13">
            <text:p>237,554</text:p>
          </table:table-cell>
          <table:table-cell office:value-type="float" office:value="104153856" table:style-name="ce13">
            <text:p>104,153,856</text:p>
          </table:table-cell>
          <table:table-cell office:value-type="float" office:value="149047392" table:style-name="ce13">
            <text:p>149,047,392</text:p>
          </table:table-cell>
          <table:table-cell office:value-type="float" office:value="229907169" table:style-name="ce13">
            <text:p>229,907,169</text:p>
          </table:table-cell>
          <table:table-cell office:value-type="float" office:value="1303023" table:style-name="ce13">
            <text:p>1,303,023</text:p>
          </table:table-cell>
          <table:table-cell office:value-type="float" office:value="0.18432753601568369" table:style-name="ce14">
            <text:p>0.18</text:p>
          </table:table-cell>
          <table:table-cell office:value-type="float" office:value="0.03" table:style-name="ce14">
            <text:p>0.03</text:p>
          </table:table-cell>
          <table:table-cell office:value-type="float" office:value="504.91690046792604" table:style-name="ce14">
            <text:p>504.92</text:p>
          </table:table-cell>
          <table:table-cell office:value-type="float" office:value="257159" table:style-name="ce13">
            <text:p>257,159</text:p>
          </table:table-cell>
          <table:table-cell office:value-type="float" office:value="542187" table:style-name="ce13">
            <text:p>542,187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6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  <table:named-expressions>
          <table:named-range table:name="外部資料_1" table:cell-range-address="11002.$A$1:11002.$N$23" table:base-cell-address="11002.$A$1"/>
          <table:named-range table:name="外部資料_10" table:cell-range-address="11002.$A$1:11002.$N$23" table:base-cell-address="11002.$A$1"/>
          <table:named-range table:name="外部資料_11" table:cell-range-address="11002.$A$1:11002.$N$23" table:base-cell-address="11002.$A$1"/>
          <table:named-range table:name="外部資料_12" table:cell-range-address="11002.$A$1:11002.$N$23" table:base-cell-address="11002.$A$1"/>
          <table:named-range table:name="外部資料_13" table:cell-range-address="11002.$A$1:11002.$N$23" table:base-cell-address="11002.$A$1"/>
          <table:named-range table:name="外部資料_14" table:cell-range-address="11002.$A$1:11002.$N$23" table:base-cell-address="11002.$A$1"/>
          <table:named-range table:name="外部資料_15" table:cell-range-address="11002.$A$1:11002.$N$23" table:base-cell-address="11002.$A$1"/>
          <table:named-range table:name="外部資料_16" table:cell-range-address="11002.$A$1:11002.$N$23" table:base-cell-address="11002.$A$1"/>
          <table:named-range table:name="外部資料_17" table:cell-range-address="11002.$A$1:11002.$N$23" table:base-cell-address="11002.$A$1"/>
          <table:named-range table:name="外部資料_18" table:cell-range-address="11002.$A$1:11002.$N$23" table:base-cell-address="11002.$A$1"/>
          <table:named-range table:name="外部資料_19" table:cell-range-address="11002.$A$1:11002.$N$23" table:base-cell-address="11002.$A$1"/>
          <table:named-range table:name="外部資料_2" table:cell-range-address="11002.$A$1:11002.$N$23" table:base-cell-address="11002.$A$1"/>
          <table:named-range table:name="外部資料_20" table:cell-range-address="11002.$A$1:11002.$N$23" table:base-cell-address="11002.$A$1"/>
          <table:named-range table:name="外部資料_21" table:cell-range-address="11002.$A$1:11002.$N$23" table:base-cell-address="11002.$A$1"/>
          <table:named-range table:name="外部資料_22" table:cell-range-address="11002.$A$1:11002.$N$23" table:base-cell-address="11002.$A$1"/>
          <table:named-range table:name="外部資料_23" table:cell-range-address="11002.$A$1:11002.$N$23" table:base-cell-address="11002.$A$1"/>
          <table:named-range table:name="外部資料_24" table:cell-range-address="11002.$A$1:11002.$N$23" table:base-cell-address="11002.$A$1"/>
          <table:named-range table:name="外部資料_25" table:cell-range-address="11002.$A$1:11002.$N$23" table:base-cell-address="11002.$A$1"/>
          <table:named-range table:name="外部資料_26" table:cell-range-address="11002.$A$1:11002.$N$23" table:base-cell-address="11002.$A$1"/>
          <table:named-range table:name="外部資料_27" table:cell-range-address="11002.$A$1:11002.$N$23" table:base-cell-address="11002.$A$1"/>
          <table:named-range table:name="外部資料_28" table:cell-range-address="11002.$A$1:11002.$N$23" table:base-cell-address="11002.$A$1"/>
          <table:named-range table:name="外部資料_29" table:cell-range-address="11002.$A$1:11002.$N$23" table:base-cell-address="11002.$A$1"/>
          <table:named-range table:name="外部資料_3" table:cell-range-address="11002.$A$1:11002.$N$23" table:base-cell-address="11002.$A$1"/>
          <table:named-range table:name="外部資料_30" table:cell-range-address="11002.$A$1:11002.$N$23" table:base-cell-address="11002.$A$1"/>
          <table:named-range table:name="外部資料_31" table:cell-range-address="11002.$A$1:11002.$N$23" table:base-cell-address="11002.$A$1"/>
          <table:named-range table:name="外部資料_32" table:cell-range-address="11002.$A$1:11002.$N$23" table:base-cell-address="11002.$A$1"/>
          <table:named-range table:name="外部資料_33" table:cell-range-address="11002.$A$1:11002.$N$23" table:base-cell-address="11002.$A$1"/>
          <table:named-range table:name="外部資料_34" table:cell-range-address="11002.$A$1:11002.$N$23" table:base-cell-address="11002.$A$1"/>
          <table:named-range table:name="外部資料_35" table:cell-range-address="11002.$A$1:11002.$N$23" table:base-cell-address="11002.$A$1"/>
          <table:named-range table:name="外部資料_36" table:cell-range-address="11002.$A$1:11002.$N$23" table:base-cell-address="11002.$A$1"/>
          <table:named-range table:name="外部資料_37" table:cell-range-address="11002.$A$1:11002.$N$23" table:base-cell-address="11002.$A$1"/>
          <table:named-range table:name="外部資料_38" table:cell-range-address="11002.$A$1:11002.$N$23" table:base-cell-address="11002.$A$1"/>
          <table:named-range table:name="外部資料_39" table:cell-range-address="11002.$A$1:11002.$N$23" table:base-cell-address="11002.$A$1"/>
          <table:named-range table:name="外部資料_4" table:cell-range-address="11002.$A$1:11002.$N$23" table:base-cell-address="11002.$A$1"/>
          <table:named-range table:name="外部資料_40" table:cell-range-address="11002.$A$1:11002.$N$23" table:base-cell-address="11002.$A$1"/>
          <table:named-range table:name="外部資料_41" table:cell-range-address="11002.$A$1:11002.$N$23" table:base-cell-address="11002.$A$1"/>
          <table:named-range table:name="外部資料_42" table:cell-range-address="11002.$A$1:11002.$N$23" table:base-cell-address="11002.$A$1"/>
          <table:named-range table:name="外部資料_43" table:cell-range-address="11002.$A$1:11002.$N$23" table:base-cell-address="11002.$A$1"/>
          <table:named-range table:name="外部資料_44" table:cell-range-address="11002.$A$1:11002.$N$23" table:base-cell-address="11002.$A$1"/>
          <table:named-range table:name="外部資料_45" table:cell-range-address="11002.$A$1:11002.$N$23" table:base-cell-address="11002.$A$1"/>
          <table:named-range table:name="外部資料_46" table:cell-range-address="11002.$A$1:11002.$N$23" table:base-cell-address="11002.$A$1"/>
          <table:named-range table:name="外部資料_47" table:cell-range-address="11002.$A$1:11002.$N$23" table:base-cell-address="11002.$A$1"/>
          <table:named-range table:name="外部資料_48" table:cell-range-address="11002.$A$1:11002.$N$23" table:base-cell-address="11002.$A$1"/>
          <table:named-range table:name="外部資料_49" table:cell-range-address="11002.$A$1:11002.$N$23" table:base-cell-address="11002.$A$1"/>
          <table:named-range table:name="外部資料_5" table:cell-range-address="11002.$A$1:11002.$N$23" table:base-cell-address="11002.$A$1"/>
          <table:named-range table:name="外部資料_50" table:cell-range-address="11002.$A$1:11002.$N$23" table:base-cell-address="11002.$A$1"/>
          <table:named-range table:name="外部資料_51" table:cell-range-address="11002.$A$1:11002.$N$23" table:base-cell-address="11002.$A$1"/>
          <table:named-range table:name="外部資料_6" table:cell-range-address="11002.$A$1:11002.$N$23" table:base-cell-address="11002.$A$1"/>
          <table:named-range table:name="外部資料_7" table:cell-range-address="11002.$A$1:11002.$N$23" table:base-cell-address="11002.$A$1"/>
          <table:named-range table:name="外部資料_8" table:cell-range-address="11002.$A$1:11002.$N$23" table:base-cell-address="11002.$A$1"/>
          <table:named-range table:name="外部資料_9" table:cell-range-address="11002.$A$1:11002.$N$23" table:base-cell-address="110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1-03-24T01:18:07Z</meta:creation-date>
    <dc:date>2021-03-24T01:18:08Z</dc:date>
    <meta:print-date>2021-03-24T01:18:08Z</meta:print-date>
  </office:meta>
</office:document-meta>
</file>